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start" style:justify-single-word="false" fo:padding="0.049cm" fo:border-left="none" fo:border-right="none" fo:border-top="none" fo:border-bottom="0.51pt solid #808080" style:shadow="none"/>
    </style:style>
    <style:style style:name="P2" style:family="paragraph" style:parent-style-name="Footer">
      <style:paragraph-properties fo:padding="0.049cm" fo:border-left="none" fo:border-right="none" fo:border-top="0.4pt solid #808080" fo:border-bottom="none" style:shadow="non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Standard">
      <style:paragraph-properties fo:margin-left="0cm" fo:margin-right="0cm" fo:text-indent="0cm" style:auto-text-indent="false"/>
    </style:style>
    <style:style style:name="P6" style:family="paragraph" style:parent-style-name="List_20_1_20_Cont.">
      <style:paragraph-properties fo:margin-left="0cm" fo:margin-right="0cm" fo:text-indent="0cm" style:auto-text-indent="false"/>
    </style:style>
    <style:style style:name="P7" style:family="paragraph" style:parent-style-name="Standard">
      <style:paragraph-properties fo:break-before="page"/>
    </style:style>
    <style:style style:name="P8" style:family="paragraph" style:parent-style-name="Text_20_body" style:list-style-name="L1"/>
    <style:style style:name="P9" style:family="paragraph" style:parent-style-name="Text_20_body" style:list-style-name="L5"/>
    <style:style style:name="P10" style:family="paragraph" style:parent-style-name="Text_20_body" style:list-style-name="L6">
      <style:text-properties fo:font-weight="normal" style:font-weight-asian="normal" style:font-weight-complex="normal"/>
    </style:style>
    <style:style style:name="P11" style:family="paragraph" style:parent-style-name="Text_20_body" style:list-style-name="L9">
      <style:text-properties fo:font-weight="normal" style:font-weight-asian="normal" style:font-weight-complex="normal"/>
    </style:style>
    <style:style style:name="P12" style:family="paragraph" style:parent-style-name="Text_20_body" style:list-style-name="L10">
      <style:text-properties fo:font-weight="normal" style:font-weight-asian="normal" style:font-weight-complex="normal"/>
    </style:style>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text-properties officeooo:rsid="001a7756" officeooo:paragraph-rsid="001a7756"/>
    </style:style>
    <style:style style:name="P23" style:family="paragraph" style:parent-style-name="Text_20_body">
      <style:text-properties officeooo:paragraph-rsid="001a7756"/>
    </style:style>
    <style:style style:name="P24" style:family="paragraph" style:parent-style-name="Text_20_body" style:list-style-name="L16">
      <style:paragraph-properties fo:margin-left="2.501cm" fo:margin-right="0cm" fo:text-indent="-0.635cm" style:auto-text-indent="false"/>
    </style:style>
    <style:style style:name="P25" style:family="paragraph" style:parent-style-name="Heading_20_1">
      <style:paragraph-properties fo:break-before="page"/>
    </style:style>
    <style:style style:name="P26" style:family="paragraph" style:parent-style-name="Heading_20_2">
      <style:paragraph-properties fo:break-before="page"/>
    </style:style>
    <style:style style:name="P27" style:family="paragraph" style:parent-style-name="Subtitle">
      <style:text-properties fo:font-size="20pt" officeooo:rsid="0019909f" officeooo:paragraph-rsid="0019909f" style:font-size-asian="20pt" style:font-size-complex="20pt"/>
    </style:style>
    <style:style style:name="P28" style:family="paragraph" style:parent-style-name="Subtitle">
      <style:text-properties fo:font-size="20pt" officeooo:rsid="0019909f" officeooo:paragraph-rsid="001a7756" style:font-size-asian="20pt" style:font-size-complex="20pt"/>
    </style:style>
    <style:style style:name="P29" style:family="paragraph" style:parent-style-name="List_20_1_20_Cont." style:list-style-name="L2"/>
    <style:style style:name="P30" style:family="paragraph" style:parent-style-name="List_20_1_20_Cont." style:list-style-name="L3"/>
    <style:style style:name="P31" style:family="paragraph" style:parent-style-name="List_20_1_20_Cont." style:list-style-name="L4"/>
    <style:style style:name="P32" style:family="paragraph" style:parent-style-name="List_20_1_20_Cont." style:list-style-name="L13"/>
    <style:style style:name="P33" style:family="paragraph" style:parent-style-name="List_20_1_20_Cont." style:list-style-name="L14"/>
    <style:style style:name="P34" style:family="paragraph" style:parent-style-name="List_20_1_20_Cont." style:list-style-name="L3">
      <style:paragraph-properties fo:margin-left="0cm" fo:margin-right="0cm" fo:text-indent="0cm" style:auto-text-indent="false"/>
    </style:style>
    <style:style style:name="P35" style:family="paragraph" style:parent-style-name="Heading_20_3">
      <style:paragraph-properties fo:break-before="page"/>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underline-style="none"/>
    </style:style>
    <style:style style:name="T5" style:family="text">
      <style:text-properties fo:color="#dc2300"/>
    </style:style>
    <style:style style:name="T6" style:family="text">
      <style:text-properties fo:color="#dc2300" officeooo:rsid="00196e75"/>
    </style:style>
    <style:style style:name="T7" style:family="text">
      <style:text-properties officeooo:rsid="0019909f"/>
    </style:style>
    <style:style style:name="T8" style:family="text">
      <style:text-properties officeooo:rsid="001a775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ext_20_body"/>
      <text:p text:style-name="Text_20_body"/>
      <text:p text:style-name="Text_20_body"/>
      <text:p text:style-name="Text_20_body"/>
      <text:p text:style-name="Title">Spread Scrum</text:p>
      <text:p text:style-name="P28">A simple Method for virtual Scrum Meetings</text:p>
      <text:p text:style-name="Subtitle"/>
      <text:p text:style-name="Subtitle"/>
      <text:p text:style-name="Subtitle">Quick Guide</text:p>
      <text:p text:style-name="Standard"/>
      <text:p text:style-name="P27"/>
      <text:p text:style-name="P23"><text:span text:style-name="T7">www.spreadscrum.com</text:span></text:p>
      <text:p text:style-name="Text_20_body"/>
      <text:p text:style-name="Text_20_body">Author: Lucius Bobikiewicz, <text:a xlink:type="simple" xlink:href="mailto:lucius.bobikiewicz@loop-2.net" text:style-name="Internet_20_link" text:visited-style-name="Visited_20_Internet_20_Link">lucius.bobikiewicz@loop-2.net</text:a></text:p>
      <text:p text:style-name="Text_20_body"/>
      <text:p text:style-name="P23">Rev<text:span text:style-name="T8">ision</text:span> <text:editing-cycles>2</text:editing-cycles> </text:p>
      <text:p text:style-name="P7"/>
      <text:p text:style-name="Standard"/>
      <text:p text:style-name="Standard"/>
      <text:p text:style-name="Standard"/>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Contents_20_1"><text:a xlink:type="simple" xlink:href="#__RefHeading__543_331271319" text:style-name="Index_20_Link" text:visited-style-name="Index_20_Link"><text:s/>1 Release Notes<text:tab/>2</text:a></text:p>
          <text:p text:style-name="Contents_20_1"><text:a xlink:type="simple" xlink:href="#__RefHeading__7537_370781448" text:style-name="Index_20_Link" text:visited-style-name="Index_20_Link"><text:s/>2 Moderation und Arbeitstechniken<text:tab/>3</text:a></text:p>
          <text:p text:style-name="Contents_20_2"><text:a xlink:type="simple" xlink:href="#__RefHeading__8289_370781448" text:style-name="Index_20_Link" text:visited-style-name="Index_20_Link"><text:s/>2.1 Die Grundregeln der Vting Moderation<text:tab/>3</text:a></text:p>
          <text:p text:style-name="Contents_20_2"><text:a xlink:type="simple" xlink:href="#__RefHeading__545_331271319" text:style-name="Index_20_Link" text:visited-style-name="Index_20_Link"><text:s/>2.2 Das Arbeiten mit der Landezone<text:tab/>4</text:a></text:p>
          <text:p text:style-name="Contents_20_2"><text:a xlink:type="simple" xlink:href="#__RefHeading__7541_370781448" text:style-name="Index_20_Link" text:visited-style-name="Index_20_Link"><text:s/>2.3 Arbeitstechnik Team Writing<text:tab/>5</text:a></text:p>
          <text:p text:style-name="Contents_20_2"><text:a xlink:type="simple" xlink:href="#__RefHeading__547_331271319" text:style-name="Index_20_Link" text:visited-style-name="Index_20_Link"><text:s/>2.4 Arbeitstechnik Matrixdiskussion<text:tab/>6</text:a></text:p>
          <text:p text:style-name="Contents_20_2"><text:a xlink:type="simple" xlink:href="#__RefHeading__7543_370781448" text:style-name="Index_20_Link" text:visited-style-name="Index_20_Link"><text:s/>2.5 Arbeitstechnik Vting Runde<text:tab/>7</text:a></text:p>
          <text:p text:style-name="Contents_20_2"><text:a xlink:type="simple" xlink:href="#__RefHeading__7545_370781448" text:style-name="Index_20_Link" text:visited-style-name="Index_20_Link"><text:s/>2.6 Arbeitstechniken für Abstimmungen und Bewertungen<text:tab/>8</text:a></text:p>
          <text:p text:style-name="Contents_20_3"><text:a xlink:type="simple" xlink:href="#__RefHeading__549_331271319" text:style-name="Index_20_Link" text:visited-style-name="Index_20_Link"><text:s/>2.6.1 Einfache Mehrheitsentscheidungen<text:tab/>8</text:a></text:p>
          <text:p text:style-name="Contents_20_3"><text:a xlink:type="simple" xlink:href="#__RefHeading__7547_370781448" text:style-name="Index_20_Link" text:visited-style-name="Index_20_Link"><text:s/>2.6.2 Arbeitstechnik Dot Voting<text:tab/>9</text:a></text:p>
          <text:p text:style-name="Contents_20_3"><text:a xlink:type="simple" xlink:href="#__RefHeading__7549_370781448" text:style-name="Index_20_Link" text:visited-style-name="Index_20_Link"><text:s/>2.6.3 Arbeitstechnik Hotspots finden, Gesprächsbedarf ermitteln<text:tab/>10</text:a></text:p>
          <text:p text:style-name="Contents_20_3"><text:a xlink:type="simple" xlink:href="#__RefHeading__7551_370781448" text:style-name="Index_20_Link" text:visited-style-name="Index_20_Link"><text:s/>2.6.4 Arbeitstechnik Vting-Pokern<text:tab/>11</text:a></text:p>
          <text:p text:style-name="Contents_20_1"><text:a xlink:type="simple" xlink:href="#__RefHeading__8291_370781448" text:style-name="Index_20_Link" text:visited-style-name="Index_20_Link"><text:s/>3 Technische Rahmenbedingungen und Moderationshinweise<text:tab/>12</text:a></text:p>
          <text:p text:style-name="Contents_20_2"><text:a xlink:type="simple" xlink:href="#__RefHeading__8293_370781448" text:style-name="Index_20_Link" text:visited-style-name="Index_20_Link"><text:s/>3.1 Das Arbeitsumfeld schaffen: Vting-Verzeichnis und Vting-Tabellenblätter anlegen<text:tab/>12</text:a></text:p>
          <text:p text:style-name="Contents_20_2"><text:a xlink:type="simple" xlink:href="#__RefHeading__7535_370781448" text:style-name="Index_20_Link" text:visited-style-name="Index_20_Link"><text:s/>3.2 Die technischen Rahmenbedingungen schaffen<text:tab/>12</text:a></text:p>
          <text:p text:style-name="Contents_20_2"><text:a xlink:type="simple" xlink:href="#__RefHeading__8295_370781448" text:style-name="Index_20_Link" text:visited-style-name="Index_20_Link"><text:s/>3.3 Die Teilnehmer an die Vting-Arbeitsumgebung heran führen<text:tab/>13</text:a></text:p>
          <text:p text:style-name="Contents_20_2"><text:a xlink:type="simple" xlink:href="#__RefHeading__7553_370781448" text:style-name="Index_20_Link" text:visited-style-name="Index_20_Link"><text:s/>3.4 Was ein Vting-Moderator technisch können sollte<text:tab/>14</text:a></text:p>
          <text:p text:style-name="Contents_20_2"><text:a xlink:type="simple" xlink:href="#__RefHeading__7555_370781448" text:style-name="Index_20_Link" text:visited-style-name="Index_20_Link"><text:s/>3.5 Kriterien für die Auswahl einer geeigneten Vting-Plattform<text:tab/>14</text:a></text:p>
          <text:p text:style-name="Contents_20_2"><text:a xlink:type="simple" xlink:href="#__RefHeading__7557_370781448" text:style-name="Index_20_Link" text:visited-style-name="Index_20_Link"><text:s/>3.6 Auswahl einer geeigneten VOIP &amp; Chat-Plattform<text:tab/>14</text:a></text:p>
        </text:index-body>
      </text:table-of-content>
      <text:p text:style-name="Standard"/>
      <text:p text:style-name="Standard"/>
      <text:h text:style-name="P25" text:outline-level="1"><text:bookmark-start text:name="__RefHeading__543_331271319"/>Release Notes<text:bookmark-end text:name="__RefHeading__543_331271319"/></text:h>
      <text:p text:style-name="Text_20_body"/>
      <text:p text:style-name="P22">May 17th 2015</text:p>
      <text:p text:style-name="P22">First draft of English version</text:p>
      <text:p text:style-name="P22"/>
      <text:h text:style-name="P25" text:outline-level="1"><text:bookmark-start text:name="__RefHeading__7537_370781448"/>Moderation und Arbeitstechniken<text:bookmark-end text:name="__RefHeading__7537_370781448"/></text:h>
      <text:h text:style-name="Heading_20_2" text:outline-level="2"><text:bookmark-start text:name="__RefHeading__8289_370781448"/>Die Grundregeln der Vting Moderation<text:bookmark-end text:name="__RefHeading__8289_370781448"/></text:h>
      <text:list xml:id="list6837599891375846163" text:style-name="L2">
        <text:list-item>
          <text:p text:style-name="P29">Für eine Atmosphäre aufmerksamen Zuhörens sorgen. Dazu moderierte Formate einsetzen: Intensiv mit der Landezone für Talking-Stick-Format arbeiten, Teamwriting verwenden, Entscheidungen mit Dot-Voting oder Pokern ermitteln, etc..</text:p>
        </text:list-item>
        <text:list-item>
          <text:p text:style-name="P29">Die Teilnehmer immer in Aktion halten. Produktivität entsteht aus aktiver Mitarbeit, nicht aus passivem Zuschauen</text:p>
        </text:list-item>
        <text:list-item>
          <text:p text:style-name="P29">Regelmäßig abfragen, wo die Teilnehmer stehen, fortlaufend Feedback einholen – und zwar von allen.</text:p>
        </text:list-item>
        <text:list-item>
          <text:p text:style-name="P29">Schweigen nie als Zustimmung gelten lassen!</text:p>
        </text:list-item>
        <text:list-item>
          <text:p text:style-name="P29">Wann immer möglich, die Teilnehmer über das Aktivieren von Hintergrundfarben eine Orientierung geben</text:p>
        </text:list-item>
        <text:list-item>
          <text:p text:style-name="P29">Bei der Überarbeitung von Arbeitsblättern den Umbau immer verbal kommentieren und erläutern, die Teilnehmer so immer mitnehmen, keine „was-passiert-denn-jetzt-Fragen aufkommen lassen.</text:p>
        </text:list-item>
        <text:list-item>
          <text:p text:style-name="P29">Immer die Hoheit über die Arbeitsumgebung behalten, nicht zulassen, das ein Teilnehmer anfängt, die Arbeitsblätter eigenständig umzubauen (auch wenn es hilfreich gemeint sein sollte). </text:p>
        </text:list-item>
        <text:list-item>
          <text:p text:style-name="P29">Nie eine evtl. vorhandene Mikrofonsteuerung als Machtmittel verwenden (nie jemandem den Ton abdrehen)</text:p>
        </text:list-item>
      </text:list>
      <text:p text:style-name="List_20_1_20_Cont."/>
      <text:h text:style-name="P26" text:outline-level="2"><text:bookmark-start text:name="__RefHeading__545_331271319"/>Das Arbeiten mit der Landezone<text:bookmark-end text:name="__RefHeading__545_331271319"/></text:h>
      <text:p text:style-name="List_20_1_20_Cont.">Auf jedem Tabellenblatt muss eine Landezone vorhanden sein, auf der die Namen der Teilnehmer in immer der gleichen Reihenfolge aufgeführt sind.</text:p>
      <text:p text:style-name="List_20_1_20_Cont.">Die Landezone dient vor allem dazu, dass die Teilnehmer über das <text:span text:style-name="T2">Platzieren ihrer Cursor </text:span>dem Moderator und allen anderen Teilnehmern signalisieren können</text:p>
      <text:list xml:id="list1397274777665082446" text:style-name="L3">
        <text:list-item>
          <text:p text:style-name="P30">das sie ein Arbeitsblatt betreten haben</text:p>
        </text:list-item>
        <text:list-item>
          <text:p text:style-name="P30">das sie einen Arbeitsschritt abgeschlossen haben, z.B. ihre Eingaben in einer Team Writing Session, einer Matrixdiskussion, einer Tabellenbewertung etc.</text:p>
        </text:list-item>
        <text:list-item>
          <text:p text:style-name="P30">für die Festlegung der Redefolge z.B. im Daily Check In oder bei einem Gruppengespräch nach Talking Item-Regeln</text:p>
        </text:list-item>
      </text:list>
      <text:p text:style-name="P6"/>
      <text:p text:style-name="P6">Damit die Redereihenfolge in regelmäßig stattfindenden Meetings wie z.B. den Daily Check Ins nicht immer gleich bleibt, kann die Sortierung auch gewechselt werden. Z.B. vom Vornahme auf Nachnahmen oder nach Zahl der Buchstaben etc. Wenn die Sortierung gewechselt wird, dann aber für alle Arbeitsblätter und Dateien, sonst werden die Teilnehmer irritiert und verwirrt.</text:p>
      <text:p text:style-name="P6">Über <text:span text:style-name="T2">bedingte Formatierungen</text:span> kann die Landezone auch als <text:span text:style-name="T2">stilles Signal</text:span> verwendet werden. Beispiele für mögliche bedingte Formatierungen sind:</text:p>
      <text:list xml:id="list1058962446717308239" text:style-name="L4">
        <text:list-item>
          <text:p text:style-name="P31">Ein Ausrufezeichen hinter dem Namen („Peter!“) färbt die Zelle Rot um dem Moderator und /oder den Kollegen einen dringenden Gesprächbedarf anzuzeigen, z.B. weil man mit dem Ablauf gerade nicht mehr einverstanden ist. Dies entspricht dem „Störungssignal“ in normalen Workshops.</text:p>
        </text:list-item>
        <text:list-item>
          <text:p text:style-name="P31">Ein #-Zeichen hinter dem Namen färbt sie Zelle blau und zeigt den Wunsch nach einer Auszeit an.</text:p>
        </text:list-item>
        <text:list-item>
          <text:p text:style-name="P31">Etc..</text:p>
        </text:list-item>
      </text:list>
      <text:p text:style-name="P6"/>
      <text:list xml:id="list91722803402648" text:continue-list="list1397274777665082446" text:style-name="L3">
        <text:list-header>
          <text:p text:style-name="P34"/>
        </text:list-header>
      </text:list>
      <text:h text:style-name="P26" text:outline-level="2"><text:bookmark-start text:name="__RefHeading__7541_370781448"/>Arbeitstechnik Team Writing<text:bookmark-end text:name="__RefHeading__7541_370781448"/></text:h>
      <text:p text:style-name="Text_20_body">Das Teamwriting verbindet die Vorteile von Brainwritings, bei dem parallel gearbeitet wird, so dass viele Beiträge entstehen und es keine negative gegenseitige Beeinflussung gibt, <text:s/>mit den Vorteilen des Brainstormings. Beim Brainstorming hören die Teilnehmer andere Ideen sofort und können auf diesen aufbauen.</text:p>
      <text:p text:style-name="P3">Vorbereitung:</text:p>
      <text:p text:style-name="Text_20_body">Keine</text:p>
      <text:p text:style-name="P3">Vorgehen:</text:p>
      <text:list xml:id="list5745550454604010401" text:style-name="L5">
        <text:list-item>
          <text:p text:style-name="P9">Das Thema als Titel in die Tabelle schreiben, von den Teilnehmern die Bestätigung einholen, dass das Thema / die Aufgabenstellung korrekt formuliert ist</text:p>
        </text:list-item>
        <text:list-item>
          <text:p text:style-name="P9">Den Ablauf und die Regeln erklären:</text:p>
        </text:list-item>
        <text:list-item>
          <text:p text:style-name="P9">Alle sollten möglichst in die gleiche Spalte schreiben, dies erleichtert später das Clustern und Bewerten</text:p>
        </text:list-item>
        <text:list-item>
          <text:p text:style-name="P9">Das Einsammeln von Ideen und Vorschlägen erfolgt schriftlich</text:p>
        </text:list-item>
        <text:list-item>
          <text:p text:style-name="P9">Jeder kann in jede Zeile schreiben, es gibt ausreichend Platz</text:p>
        </text:list-item>
        <text:list-item>
          <text:p text:style-name="P9">Jeder Beitrag ist wichtig. Jeder kann mit ergänzenden Beiträgen auf den Ideen der anderen aufbauen, es soll aber kein anderer Beitrag kritisiert oder gar abgewehrt werden. </text:p>
        </text:list-item>
        <text:list-item>
          <text:p text:style-name="P9">Damit die Gedanken fließen, soll jeder Vorschlag sofort eingebracht werden. Die Teilnehmer sollen ausdrücklich nicht prüfen, ob ihr Gedanke bereits von jemand anderem eingebracht wurde. Eine ständige „Vorprüfung“ vor dem Schreiben verhindert kreatives Arbeiten.<text:line-break/></text:p>
        </text:list-item>
      </text:list>
      <text:p text:style-name="P5">Wenn das Team zurückhaltend oder zögerlich ist, hilft es, eine Vorgabe für die Zahl der Beiträge zu machen, z.B.: Jeder Teilnehmer soll mindestens 3 Ideen aufschreiben.</text:p>
      <text:p text:style-name="P5"/>
      <text:p text:style-name="P5"/>
      <text:h text:style-name="P26" text:outline-level="2"><text:bookmark-start text:name="__RefHeading__547_331271319"/>Arbeitstechnik Matrixdiskussion<text:bookmark-end text:name="__RefHeading__547_331271319"/></text:h>
      <text:p text:style-name="Text_20_body">Die Matrixdiskussion basiert auf einer Themenliste, die in einer Spalte senkrecht vorgegeben wird. Die Matrixdiskussion ermöglicht es, für eine Liste von Themen oder Alternativvorschlägen von bis zu etwa fünfzehn Einträgen innerhalb sehr kurzer Zeit sehr viele Sichtweisen von allen (!) Teilnehmern zu erhalten. </text:p>
      <text:p text:style-name="Text_20_body">Die Matrixdiskussion verbindet die Vorteile eines Internet-Forums mit der direkten Interaktion in einem Chatraum.</text:p>
      <text:p text:style-name="Text_20_body"/>
      <text:p text:style-name="P3">Vorbereitung:</text:p>
      <text:p text:style-name="Text_20_body">Die Themen oder Alternaivvorschläge sollten alle in einer Spalte untereinander aufgelistet sein. Sollte die Themenlist aus einem vorher durchgeführten Team Writing stammen, sollte die Liste vorab geclustert werden und Mehrfacheinträge sollten entfernt worden sein.</text:p>
      <text:p text:style-name="Text_20_body"/>
      <text:p text:style-name="P3">Durchführung</text:p>
      <text:list xml:id="list4654011892602828960" text:style-name="L6">
        <text:list-item>
          <text:p text:style-name="P10">Erläutern Sie die Regeln:</text:p>
          <text:list>
            <text:list-item>
              <text:p text:style-name="P10">Jeder darf zu jedem Eintrag Stellung nehmen. Dies erfolgt, in dem in den Zellen recht von einem Thema oder Vorschlag beliebige Kommentare gepostet werden. Eine Antwort oder Ergänzung zu einem Kommentar wird dann wiederum noch weiter rechts gepostet, usw.</text:p>
            </text:list-item>
            <text:list-item>
              <text:p text:style-name="P10">Die Teilnehmer achten darauf, nur frei Zellen zu benutzen und keine anderen Einträge zu überschreiben.</text:p>
            </text:list-item>
            <text:list-item>
              <text:p text:style-name="P10">Im Gegensatz zum Team Writing ist es ausdrücklich gestattet, auf andere Beiträge zu antworten oder auch Fragen zu stellen. </text:p>
            </text:list-item>
            <text:list-item>
              <text:p text:style-name="P10">Wer die Aufmerksamkeit der übrigen Teilnehmer auf eine bestimmte Zelle lenken möchte (z.B. auf eine Zelle mit einer vermeintlich wichtigen Frage), kann diese oder mehrere Zellen auch farblich hervor heben.</text:p>
            </text:list-item>
            <text:list-item>
              <text:p text:style-name="P10">Wer mit seinen Beiträgen zu ende gekommen ist, platziert seinen Cursor wieder in der Landezone.</text:p>
            </text:list-item>
          </text:list>
        </text:list-item>
      </text:list>
      <text:p text:style-name="P4"/>
      <text:p text:style-name="P3">Folgebearbeitung</text:p>
      <text:p text:style-name="P4">Die Matrixdiskussion liefert sehr schnell und sehr dichte Ergebnisse. Wenn das Ausgangsmaterial aus einer Liste von Alternativvorschlägen bestand, bietet es sich an, nach der Matrix gleich eine Listenbewertung durch die Teilnehmer durchführen zu lassen.</text:p>
      <text:p text:style-name="P4">Dazu muss der Moderator nur rechts von den Kommentareinträgen einen neuen Bewertungsbereich einrichten und mit den Teilnehmern abstimmen, welches Bewertungsschema (Ranking, Notenvergabe, J/N-Bewertung etc.) verwendet werden soll.</text:p>
      <text:h text:style-name="P26" text:outline-level="2"><text:bookmark-start text:name="__RefHeading__7543_370781448"/>Arbeitstechnik Vting Runde<text:bookmark-end text:name="__RefHeading__7543_370781448"/></text:h>
      <text:p text:style-name="Text_20_body">Die Vting-Runde ist eine Arbeitstechnik zur Gesprächsleitung, die jedem Teilnehmer die Möglichkeit gibt, sich zu äußern. während die anderen ihm oder ihr sehr aufmerksam zuhören. Im Kern entspricht die Team Runde einer Gruppenmoderation nach dem Talking Item oder Talking Stick-Konzept.</text:p>
      <text:list xml:id="list9201027654266451155" text:style-name="L7">
        <text:list-item>
          <text:p text:style-name="P13">Der Moderator bittet die Teilnehmer reihum um eine Stellungnahme zu einem Problem oder einer Aufgabenstellung. Dabei gelten folgende Regeln:</text:p>
        </text:list-item>
        <text:list-item>
          <text:p text:style-name="P13">Die Sprecherreihenfolge richtet sich immer nach der Reihenfolge der Namen in der Landezone.</text:p>
        </text:list-item>
        <text:list-item>
          <text:p text:style-name="P13">Der Sprecher hat die Aufgabe, <text:span text:style-name="T1">seine</text:span> Sichtweise möglichst prägnant darzulegen.</text:p>
        </text:list-item>
        <text:list-item>
          <text:p text:style-name="P13">Die übrigen Teilnehmer haben das Recht, aufmerksam zuzuhören und die Pflicht, dem Sprecher den Raum zu geben, den dieser benötigt. </text:p>
        </text:list-item>
        <text:list-item>
          <text:p text:style-name="P13">Inhaltliche Nachfragen oder Verständnisfragen sind gestattet, Kritik oder direkte Erwiderungen sind hingegen zu vermeiden. </text:p>
        </text:list-item>
        <text:list-item>
          <text:p text:style-name="P13">Nachdem der erste Sprecher geendet hat, geht das „Talking Item“ an den nächsten in der Landezone gelisteten Teilnehmer über. </text:p>
        </text:list-item>
        <text:list-item>
          <text:p text:style-name="P13">Die Ving Runde wird fortgesetzt, bis alle Teilnehmer ihre Sichtweise dargelegt haben.</text:p>
        </text:list-item>
      </text:list>
      <text:p text:style-name="Text_20_body">Da Vting Runden sehr häufig eingesetzt werden (z.B. bei der Bewertung von Ideen, beim Abschätzen von Arbeitsaufwänden etc.) bietet es sich an, die Reihenfolge hin und wieder zu ändern, damit z.B. nicht immer die gleiche Personen das erste und das letzte Wort haben. Dazu kann die Landezone z.B. rückwärts verwendet werden, die Einträge können statt nach Vornamen nach Nachnamen gelistet werden oder in der Reihenfolge der Geburtstage etc.</text:p>
      <text:p text:style-name="Text_20_body"/>
      <text:h text:style-name="P26" text:outline-level="2"><text:bookmark-start text:name="__RefHeading__7545_370781448"/>Arbeitstechniken für Abstimmungen und Bewertungen<text:bookmark-end text:name="__RefHeading__7545_370781448"/></text:h>
      <text:p text:style-name="Text_20_body">Das Vting Voting dient dazu, in sehr kurzer Zeit mit dem Team zusammen Prioritäten festzulegen, Aufwandsschätzungen oder ähnliches abzugeben oder Hotspots zu finden (Hotspots sind alle Themen, bei denen die Einschätzung der Teilnehmer sehr weit von einander abweicht.</text:p>
      <text:h text:style-name="Heading_20_3" text:outline-level="3"><text:bookmark-start text:name="__RefHeading__549_331271319"/>Einfache Mehrheitsentscheidungen<text:bookmark-end text:name="__RefHeading__549_331271319"/></text:h>
      <text:p text:style-name="Text_20_body">Die einfachste Abstimmungsvariante ist eine Abstimmung nach einfacher Mehrheit. Diese Form wird in Webinaren sehr häufig verwendet und folgen immer dem Muster: „Sollen wir a) dies machen oder b) jenes oder c) gar nichts...“</text:p>
      <text:p text:style-name="Text_20_body">Ein Nachteil der Mehrheitswahl auf dem Spreadsheet ist, dass das Abstimmungsverhalten der Teilnehmer für alle sichtbar ist. Anonyme Abstimmungen sind auf dem Spreadsheet nicht möglich.</text:p>
      <text:p text:style-name="P3">Vorbereitung</text:p>
      <text:p text:style-name="Text_20_body">Als Moderator tragen Sie die zur Auswahl stehenden Alternativen nebeneinander in Zellen ein. </text:p>
      <text:p text:style-name="P3">Durchführung</text:p>
      <text:p text:style-name="Text_20_body">Bitten Sie die Teilnehmer, ihre Cursor jeweils auf eine freie Zelle unterhalb der jeweiligen Alternative zu platzieren. Eine Eingabe ist nicht erforderlich, das Platzieren des Cursors entspricht bereits dem Abgeben einer Stimme.</text:p>
      <text:p text:style-name="Text_20_body">Das Ergebnis der Abstimmung ist dann sofort für alle sichtbar.</text:p>
      <text:p text:style-name="Text_20_body"/>
      <text:p text:style-name="Text_20_body"/>
      <text:h text:style-name="P35" text:outline-level="3"><text:bookmark-start text:name="__RefHeading__7547_370781448"/>Arbeitstechnik Dot Voting<text:bookmark-end text:name="__RefHeading__7547_370781448"/></text:h>
      <text:p text:style-name="P3">Vorbereitung:</text:p>
      <text:list xml:id="list1624685570246889226" text:style-name="L8">
        <text:list-item>
          <text:p text:style-name="P14">Die zu bewertenden Themen / Aufgaben stehen in einer Spalte untereinander.</text:p>
        </text:list-item>
        <text:list-item>
          <text:p text:style-name="P14">Rechts davon legt der Moderator für jeden eine Abstimmungs-Spalte an. </text:p>
        </text:list-item>
        <text:list-item>
          <text:p text:style-name="P14">Als Spaltenüberschrift wird in die Teilnehmerspalten der jeweilige Teilnehmername eingetragen.</text:p>
        </text:list-item>
        <text:list-item>
          <text:p text:style-name="P14">Unterhalb eines jeden Teilnehmernamens wird eine Summenformel eingetragen, mit der die Zahl der abgegebenen Stimmen in der SPALTE berechnet wird. Über diese Summe sieht jeder Teilnehmer jederzeit, wie viele Punkte er schon vergeben hat, bzw. wie viele er noch vergeben kann.</text:p>
        </text:list-item>
        <text:list-item>
          <text:p text:style-name="P14">Rechts vom Teilnehmerfeld wird eine Spalte mit Summenformeln für die ZEILEN angelegt. Über diese Summe kann später auf einen Blick ausgewertet werden, welche Themen / Aufgaben wie viele Stimmen erhalten haben.</text:p>
        </text:list-item>
      </text:list>
      <text:p text:style-name="P3">Durchführung:</text:p>
      <text:list xml:id="list800659590811636813" text:style-name="L9">
        <text:list-item>
          <text:p text:style-name="P11">Der Moderator gibt bekannt, wie viele Punkte jeder Teilnehmer vergeben kann.</text:p>
        </text:list-item>
        <text:list-item>
          <text:p text:style-name="P11">Alle Teilnehmer arbeiten parallel und vergeben ihre Punkte.</text:p>
        </text:list-item>
        <text:list-item>
          <text:p text:style-name="P11">Als Moderator sollte man die Summenzeile oben an der Tabelle beobachten und ggf. Teilnehmer darauf hinweisen, falls sie zu viele oder zu wenige Punkte vergeben haben.</text:p>
        </text:list-item>
        <text:list-item>
          <text:p text:style-name="P11">Wenn scheinbar keine Änderungen mehr durchgeführt werden, bittet der Moderator um Bestätigung, dass alle Eingaben zu Ende gebracht wurden und der nächste Arbeitsschritt erfolgen kann.</text:p>
        </text:list-item>
        <text:list-item>
          <text:p text:style-name="P11">Der Moderator kopiert die Spalte mit den per Formel <text:span text:style-name="T1">berechneten</text:span> Werten und fügt diese sofort an gleicher Stelle mit der Funktion „Einfügen als Wert“ ein. Damit wird die Spalte nun sortierbar.</text:p>
        </text:list-item>
        <text:list-item>
          <text:p text:style-name="P11">Der Moderator sortiert die Tabelle nach der Ergebnisspalte. Die Themen /Aufgaben sind nun entsprechend der Zahl der abgegebenen Punkte sortiert.</text:p>
        </text:list-item>
      </text:list>
      <text:p text:style-name="P4"/>
      <text:h text:style-name="P35" text:outline-level="3"><text:bookmark-start text:name="__RefHeading__7549_370781448"/>Arbeitstechnik Hotspots finden, Gesprächsbedarf ermitteln<text:bookmark-end text:name="__RefHeading__7549_370781448"/></text:h>
      <text:p text:style-name="Text_20_body">Um bei einer Vielzahl von Vorschlägen oder Themen herauszufinden, wo in der Gruppe Konsens und wo Gesprächsbedarf besteht, wird das Dot-Voting-Verfahren in leicht abgewandelter Form verwendet.</text:p>
      <text:p text:style-name="Text_20_body">Der Moderator bittet die Gruppe, zu jedem Thema eine Bewertung abzugeben. Dabei kann jede Form von Bewertungsskala verwendet werden, solange die Werte eindeutig und von der Menge her überschaubar sind.</text:p>
      <text:p text:style-name="Text_20_body"><text:span text:style-name="T2">Wichtig – Egal – Unwichtig</text:span><text:line-break/>kann als -1 – 0 - +1 ausgedrückt werden</text:p>
      <text:p text:style-name="Text_20_body">Für die Auswertung eine solchen Skala wird die <text:span text:style-name="T3">Countif-Formel </text:span>verwendet. Für jede Zeile wird dabei gezählt, wie viele -1 abgegeben wurden und wie viele +1. Die Differenz zwischen beiden Werten drückt den Grad des Konsens oder des Dissenz als Ziffer aus.</text:p>
      <text:p text:style-name="Text_20_body"><text:span text:style-name="T2">Schätzungen über Arbeitsaufwände</text:span> (sehr wenig, wenig, mittel, groß, sehr groß, etc.) können in Fibonacci-Reihen ausgedrückt werden:</text:p>
      <text:p text:style-name="Text_20_body">1 – 2- 3 – 5 -8 -13 -21 -34 – etc...</text:p>
      <text:p text:style-name="Text_20_body">Die hier abgegebenen Schätzungen lassen sich über die <text:span text:style-name="T3">mina und max-Formeln</text:span><text:span text:style-name="T2"> </text:span>automatisiert auswerten. Mina liefert den kleinsten Wert in einem Zielbereich, Maxa den größten Wert. In der letzten Spalte kann der Moderator dann anhand der Differenz von Mina und Maxa berechnen, wie nah oder weit die Teilnehmer in ihren Bewertungen auseinander liegen.</text:p>
      <text:p text:style-name="Text_20_body">Andere mögliche Skalen können sich z.B. auf Risikoklassen beziehen oder Rangfolgen abbilden und vieles mehr.</text:p>
      <text:p text:style-name="Text_20_body">Das Wesentliche bei der Hotspot-Findung ist die Auswertung nach <text:span text:style-name="T1">Differenzen</text:span><text:span text:style-name="T4">. Wird z.B. eine Aufgabe von allen Teilnehmern mit der Risiko-Klasse „niedrig“ bewertet, besteht offensichtlich ein Konsens und kein weiterer Gesprächsbedarf. Beurteilt hingegen ein Teil der Teilnehmer das Risiko als niedrig, ein anderer Teil aber als hoch, besteht ganz offensichtlich Gesprächsbedarf, um herauszufinden, worauf diese unterschiedlichen Einschätzungen beruhen.</text:span></text:p>
      <text:p text:style-name="P3">Vorbereitung:</text:p>
      <text:list xml:id="list91723609844089" text:continue-list="list1624685570246889226" text:style-name="L8">
        <text:list-item>
          <text:p text:style-name="P14">Die zu bewertenden Themen / Aufgaben stehen in einer Spalte unter einander.</text:p>
        </text:list-item>
        <text:list-item>
          <text:p text:style-name="P14">Rechts davon legt der Moderator für <text:span text:style-name="T1">jeden</text:span> Teilnehmer eine Bewertungs-Spalte an. </text:p>
        </text:list-item>
        <text:list-item>
          <text:p text:style-name="P14">Als Spaltenüberschrift wird in die Teilnehmerspalten der jeweilige Teilnehmername eingetragen.</text:p>
        </text:list-item>
        <text:list-item>
          <text:p text:style-name="P14">Rechts vom Teilnehmerfeld werden <text:span text:style-name="T1">drei</text:span> Spalten für die Auswertung der Werte in den ZEILEN angelegt. (Formeln siehe unten)</text:p>
        </text:list-item>
        <text:list-item>
          <text:p text:style-name="P14">Die Skala, die verwendet wird, wird oben in der Tabelle für alle sichtbar notiert.</text:p>
        </text:list-item>
      </text:list>
      <text:p text:style-name="P3">Durchführung:</text:p>
      <text:list xml:id="list7326175452242904355" text:style-name="L10">
        <text:list-item>
          <text:p text:style-name="P12">Der Moderator erläutert die Skala und gibt die Tabelle zur Bearbeitung frei.</text:p>
        </text:list-item>
        <text:list-item>
          <text:p text:style-name="P12">Alle Teilnehmer arbeiten parallel und tragen ihre jeweiligen Werte ein.</text:p>
        </text:list-item>
        <text:list-item>
          <text:p text:style-name="P12"><text:soft-page-break/>Wenn scheinbar keine Änderungen mehr durchgeführt werden, bittet der Moderator um Bestätigung, dass alle Eingaben zu Ende gebracht wurden und der nächste Arbeitsschritt erfolgen kann.</text:p>
        </text:list-item>
        <text:list-item>
          <text:p text:style-name="P12">Der Moderator kopiert die in der letzten, ganz rechten Spalte <text:span text:style-name="T1">berechneten</text:span> Werte und fügt diese sofort an gleicher Stelle mit der Funktion „Einfügen als Wert“ ein. Damit wird die Spalte nun sortierbar.</text:p>
        </text:list-item>
        <text:list-item>
          <text:p text:style-name="P12">Der Moderator sortiert die Tabelle nach der Ergebnisspalte. Die Themen /Aufgaben sind nun entsprechend der Zahl der abgegebenen Bewertungen sortiert und die Themen, bei denen Gesprächsbedarf besteht, sind anhand ihrer Kennzahl sofort erkennbar.</text:p>
        </text:list-item>
      </text:list>
      <text:h text:style-name="Heading_20_3" text:outline-level="3"><text:bookmark-start text:name="__RefHeading__7551_370781448"/>Arbeitstechnik Vting-Pokern<text:bookmark-end text:name="__RefHeading__7551_370781448"/></text:h>
      <text:p text:style-name="P3">Vorbereitung</text:p>
      <text:list xml:id="list4166395576321826806" text:style-name="L11">
        <text:list-item>
          <text:p text:style-name="P15">Rechts von den zu bewertenden Stories oder Tasks legt der Moderator für jeden Teilnehmer eine Bewertungsspalte an.</text:p>
        </text:list-item>
      </text:list>
      <text:list xml:id="list91723862697448" text:continue-list="list91723609844089" text:style-name="L8">
        <text:list-item>
          <text:p text:style-name="P14">Als Spaltenüberschrift wird in die Teilnehmerspalten der jeweilige Teilnehmername eingetragen.</text:p>
        </text:list-item>
      </text:list>
      <text:p text:style-name="P3">Durchführung</text:p>
      <text:list xml:id="list3356121404826676309" text:style-name="L12">
        <text:list-item>
          <text:p text:style-name="P16">Nach dem der Autor einer Story oder eines Tasks diesen vorgelesen und evtl. Fragen beantwortet hat, bittet der Moderator die Teilnehmer, ihre Schätzwerte in ihrer jeweiligen Spalte <text:s/>einzugeben, aber <text:span text:style-name="T1">ohne Enter</text:span> zu drücken.</text:p>
        </text:list-item>
        <text:list-item>
          <text:p text:style-name="P16">Nach kurzer Zeit vergewissert sich der Moderator per Nachfrage, ob alle Teilnehmer ihre Bewertung abgegeben haben.</text:p>
        </text:list-item>
        <text:list-item>
          <text:p text:style-name="P16">Sobald alle Teilnehmer bereit sind, zählt der Moderator bis Drei, bei Drei drücken alle gleichzeitig auf Enter.</text:p>
        </text:list-item>
        <text:list-item>
          <text:p text:style-name="P16">Der weitere Verlauf ist wie im normalen Pokern, diejenigen die die jeweils höchste und niedrigsten Bewertungen abgegeben haben, begründen diese und danach geht es in die nächste Runde.</text:p>
        </text:list-item>
      </text:list>
      <text:p text:style-name="Text_20_body"/>
      <text:h text:style-name="P25" text:outline-level="1"><text:bookmark-start text:name="__RefHeading__8291_370781448"/>Technische Rahmenbedingungen und Moderationshinweise<text:bookmark-end text:name="__RefHeading__8291_370781448"/></text:h>
      <text:h text:style-name="Heading_20_2" text:outline-level="2"><text:bookmark-start text:name="__RefHeading__8293_370781448"/>Das Arbeitsumfeld schaffen: Vting-Verzeichnis und Vting-Tabellenblätter anlegen<text:bookmark-end text:name="__RefHeading__8293_370781448"/></text:h>
      <text:list xml:id="list3354933325157086851" text:style-name="L13">
        <text:list-item>
          <text:p text:style-name="P32">Jedes verteilte Team sollte ein gemeinsames Verzeichnis haben. Dort drei Dateien anlegen:</text:p>
        </text:list-item>
      </text:list>
      <text:list xml:id="list8200904135095286313" text:style-name="L14">
        <text:list-item>
          <text:p text:style-name="P33">Das zentrale Tabellenblatt für die künftigen Vtings anlegen</text:p>
        </text:list-item>
        <text:list-item>
          <text:p text:style-name="P33">Eine Datei mit Namen <text:s/>„Whiteboard Text“</text:p>
        </text:list-item>
        <text:list-item>
          <text:p text:style-name="P33">Eine Datei mit Namen „Whiteboard Zeichnung“</text:p>
        </text:list-item>
      </text:list>
      <text:list xml:id="list91723482476129" text:continue-list="list3354933325157086851" text:style-name="L13">
        <text:list-item>
          <text:p text:style-name="P32">Im Vting-Tabellenblatt VOR dem Meeting auf jedem Arbeitsblatt eine Landezone mit den Namen der Teilnehmer einrichten</text:p>
        </text:list-item>
        <text:list-item>
          <text:p text:style-name="P32">In jedem Vting-Tabellenblatt ein Arbeitsblatt „Whiteboard“ anlegen</text:p>
        </text:list-item>
        <text:list-item>
          <text:p text:style-name="P32">Die Arbeitsblätter nummerieren, dies erleichtert allen die Navigation</text:p>
        </text:list-item>
      </text:list>
      <text:h text:style-name="Heading_20_2" text:outline-level="2"><text:bookmark-start text:name="__RefHeading__7535_370781448"/>Die technischen Rahmenbedingungen schaffen<text:bookmark-end text:name="__RefHeading__7535_370781448"/></text:h>
      <text:list xml:id="list91723828039878" text:continue-numbering="true" text:style-name="L13">
        <text:list-item>
          <text:p text:style-name="P32">Nur kollaborative Plattformen verwenden, die 1. den „<text:span text:style-name="T1">Aufenthaltsort</text:span>“ und die 2. die <text:span text:style-name="T1">Aktivität</text:span> aller Teilnehmer <text:span text:style-name="T1">in Echtzeit</text:span> 3. <text:span text:style-name="T1">für alle</text:span> sichtbar machen</text:p>
        </text:list-item>
        <text:list-item>
          <text:p text:style-name="P32">Gleiche (optimale) Arbeitsmittel für alle, auch für Teilzeit-Mitarbeiter, Praktikanten etc. !</text:p>
        </text:list-item>
        <text:list-item>
          <text:p text:style-name="P32">Die Arbeitsumgebung immer entsprechend der Aufgabenstellung selbst <text:span text:style-name="T1">vor</text:span> dem Meeting vorbereiten - nicht <text:span text:style-name="T1">während</text:span> dem Vting anfangen zu überlegen und versuchen, etwas zu bauen</text:p>
        </text:list-item>
        <text:list-item>
          <text:p text:style-name="P32">Nur mit Headsets arbeiten, keine Raummikrofone, keine Notebookmikrofone mit Sprachausgabe über Lautsprecher (Notebookmikrofon mit Kopfhörer geht meistens)</text:p>
        </text:list-item>
        <text:list-item>
          <text:p text:style-name="P32">Als Teamleiter immer „offensiv“ für optimale Arbeitsbedingungen sorgen: Gute Systeme, gute Sprachverbindungen, gute Rechner, Ersatz-Headsets, etc., etc.</text:p>
        </text:list-item>
        <text:list-item>
          <text:p text:style-name="P32">Die Technik (Headsets, VOIP-Client, Zugriff auf Verzeichnisse) mit großen Vorlauf vorher testen. Großer Vorlauf heißt, so dass bei Problemen die Zeit reicht, um Ersatz zu beschaffen oder Systeme zu fixen.</text:p>
        </text:list-item>
      </text:list>
      <text:p text:style-name="List_20_1_20_Cont."/>
      <text:h text:style-name="P26" text:outline-level="2"><text:bookmark-start text:name="__RefHeading__8295_370781448"/>Die Teilnehmer an die Vting-Arbeitsumgebung heran führen<text:bookmark-end text:name="__RefHeading__8295_370781448"/></text:h>
      <text:p text:style-name="P3">Vor dem ersten Meeting:</text:p>
      <text:list xml:id="list7255145318127828273" text:style-name="L15">
        <text:list-item>
          <text:p text:style-name="P17">Ein Vting-Verzeichnis und ein Vting-Tabellendokument vorab anlegen, nicht erst während dem Meeting suchen, wie man ein Dokument frei gibt oder shared...</text:p>
          <text:list>
            <text:list-item>
              <text:p text:style-name="P17">Whiteboard-Arbeitsblatt im Teamspreadsheet anlegen</text:p>
            </text:list-item>
            <text:list-item>
              <text:p text:style-name="P17">Arbeitsblätter mit Nummern versehen zum leichteren Navigieren</text:p>
            </text:list-item>
            <text:list-item>
              <text:p text:style-name="P17">Landezonen mit alphabetisch sortieren Teilnehmernamen anlegen</text:p>
            </text:list-item>
            <text:list-item>
              <text:p text:style-name="P17">Whiteboard-Dokumente anlegen (Whiteboard Text &amp; Whiteboard Zeichnung)</text:p>
            </text:list-item>
          </text:list>
        </text:list-item>
        <text:list-item>
          <text:p text:style-name="P17">Ein „kleines Thema“ wählen, nicht mit einem schwierigen oder kritischen Termin anfangen. Der erste Gruppentest der Technik (Headset, Skype-Verbindung) eignet sich gut für eine erste Einführung in die Arbeitsumgebung.</text:p>
        </text:list-item>
        <text:list-item>
          <text:p text:style-name="P17">Ablauf und Arbeitsstruktur des Meetings gut vorplanen</text:p>
        </text:list-item>
      </text:list>
      <text:p text:style-name="Text_20_body"/>
      <text:p text:style-name="P3">Einleitung zu Beginn des ersten Vting:</text:p>
      <text:list xml:id="list1404087218228577981" text:style-name="L16">
        <text:list-item>
          <text:p text:style-name="P18">Die Arbeitsumgebung erläutern: </text:p>
        </text:list-item>
        <text:list-item>
          <text:p text:style-name="P24">Was ist die Landezone und wie wird sie benutzt, </text:p>
        </text:list-item>
        <text:list-item>
          <text:p text:style-name="P24">Wo werden die Arbeitsblätter angezeigt und wie navigiert man, Speichern, ggf. Chat-Funktion</text:p>
        </text:list-item>
      </text:list>
      <text:list xml:id="list91722482141747" text:continue-list="list7255145318127828273" text:style-name="L15">
        <text:list-item>
          <text:p text:style-name="P17">Übung: Gleichberechtigtes Editieren mit der Gruppe ausprobieren, alle einmal „Hallo“ schreiben lassen.</text:p>
        </text:list-item>
        <text:list-item>
          <text:p text:style-name="P17">Übung: Rückgängig-Funktion über Ctrl-Z erläutern und alle einmal ausprobieren lassen. Die Teilnehmer sollen selbst erfahren (und nicht nur beim Mod sehen), dass Ctrl-Z sich immer nur auf die eigenen Aktionen auswirkt, nie auf die Aktionen anderer.</text:p>
        </text:list-item>
        <text:list-item>
          <text:p text:style-name="P17">Sicherheitsgefühl geben durch Erläutern der History-Funktion: <text:line-break/>Erläutern und evtl. mit einem Screenshot (oder noch besser via Screensharing) zeigen, dass der Moderator jederzeit jeden vorherigen Zustand wieder herstellen kann - es kann nichts schief gehen, niemand kann aus versehen ein Arbeitsblatt unwiederbringlich zerstören.</text:p>
          <text:p text:style-name="P17"/>
        </text:list-item>
      </text:list>
      <text:h text:style-name="P26" text:outline-level="2"><text:bookmark-start text:name="__RefHeading__7553_370781448"/>Was ein Vting-Moderator technisch können sollte<text:bookmark-end text:name="__RefHeading__7553_370781448"/></text:h>
      <text:list xml:id="list8647073851466852889" text:style-name="L17">
        <text:list-item>
          <text:p text:style-name="P19">Formeln für Auswertung von Votings: Countif, MinA, MaxA, if-case</text:p>
        </text:list-item>
        <text:list-item>
          <text:p text:style-name="P19">Farben von Zellen, Zeilen oder Spalten ändern - und mit Ctrl-Z wieder zurück setzen</text:p>
        </text:list-item>
        <text:list-item>
          <text:p text:style-name="P19">Der Sortiermechanismus muss sicher beherrscht werden: Sortieren einer oder mehrere Spalten, sortieren von Tabellen.</text:p>
        </text:list-item>
        <text:list-item>
          <text:p text:style-name="P19">Umwandeln von Berechneten Werten in Alphanumerische, sortierbare Werte über die Funktionen „Kopieren“ und „Einfügen als Wert“</text:p>
        </text:list-item>
        <text:list-item>
          <text:p text:style-name="P19">Es hilft, wenn man mit Zehn-Finger-System blind schreiben kann</text:p>
        </text:list-item>
      </text:list>
      <text:h text:style-name="Heading_20_2" text:outline-level="2"><text:bookmark-start text:name="__RefHeading__7555_370781448"/>Kriterien für die Auswahl einer geeigneten Vting-Plattform<text:bookmark-end text:name="__RefHeading__7555_370781448"/></text:h>
      <text:list xml:id="list918032180624966627" text:style-name="L18">
        <text:list-item>
          <text:p text:style-name="P20">Cursor müssen sichtbar sein – Teamraum-Effekt</text:p>
        </text:list-item>
        <text:list-item>
          <text:p text:style-name="P20">Gemeinsames Arbeiten möglich, Änderungen werden in <text:span text:style-name="T1">Echtzeit</text:span> angezeigt</text:p>
        </text:list-item>
        <text:list-item>
          <text:p text:style-name="P20">History Funktion, alte Zustände wieder herstellbar</text:p>
        </text:list-item>
        <text:list-item>
          <text:p text:style-name="P20">Sicherheit (Vertraulichkeit, Datenschutz)</text:p>
        </text:list-item>
        <text:list-item>
          <text:p text:style-name="P20">Flüssiges Arbeiten (Performance der Plattform)</text:p>
        </text:list-item>
        <text:list-item>
          <text:p text:style-name="P20">Risikolose Spaltensortierung, kein versehentliches Trennen von Datensätzen möglich</text:p>
        </text:list-item>
        <text:list-item>
          <text:p text:style-name="P20">24/7 Verfügbarkeit, keine "Raumbuchung" notwendig, keine Off-Zeiten</text:p>
        </text:list-item>
        <text:list-item>
          <text:p text:style-name="P20">Backup-Möglichkeit</text:p>
        </text:list-item>
        <text:list-item>
          <text:p text:style-name="P20">Zugang über Tablets ? Smartphones? Können Dateien im Editier-Modus geöffnet werden?</text:p>
        </text:list-item>
        <text:list-item>
          <text:p text:style-name="P20">Cloud-basiert oder auf eigenem Server </text:p>
        </text:list-item>
      </text:list>
      <text:h text:style-name="Heading_20_2" text:outline-level="2"><text:bookmark-start text:name="__RefHeading__7557_370781448"/>Auswahl einer geeigneten VOIP &amp; Chat-Plattform<text:bookmark-end text:name="__RefHeading__7557_370781448"/></text:h>
      <text:list xml:id="list6647969618613420822" text:style-name="L19">
        <text:list-item>
          <text:p text:style-name="P21">Awareness-Anzeige</text:p>
        </text:list-item>
        <text:list-item>
          <text:p text:style-name="P21">Mögliche Zahl der Teilnehmer</text:p>
        </text:list-item>
        <text:list-item>
          <text:p text:style-name="P21">Verfügbar für verschiedene Betriebssysteme</text:p>
        </text:list-item>
        <text:list-item>
          <text:p text:style-name="P21">Einwahl / Teilnahme auch per Telefon möglich</text:p>
        </text:list-item>
        <text:list-item>
          <text:p text:style-name="P21">Chatprotokoll : lokal oder zentral gespeichert</text:p>
        </text:list-item>
        <text:list-item>
          <text:p text:style-name="P21">Gruppenchats möglich, Channels oder Räume verfügbar</text:p>
        </text:list-item>
        <text:list-item>
          <text:p text:style-name="P21">Vertraulichkeit: Cloud vs. eigener Server</text:p>
        </text:list-item>
        <text:list-item>
          <text:p text:style-name="P21">Schneller Austausch von Bildern, z.B. um Screenshots zu teilen</text:p>
        </text:list-item>
        <text:list-item>
          <text:p text:style-name="P21"><text:soft-page-break/>Screensharing mit der Gruppe möglic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fo:margin-left="0cm" fo:margin-right="0cm" fo:margin-top="0.21cm" fo:margin-bottom="0cm" loext:contextual-spacing="false" fo:line-height="150%" fo:text-indent="0cm" style:auto-text-indent="false"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line-height="150%"/>
      <style:text-properties fo:color="#000080"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0080" fo:font-size="14pt" fo:font-style="normal" fo:font-weight="bold" style:font-size-asian="14pt" style:font-style-asian="italic" style:font-weight-asian="bold" style:font-size-complex="14pt"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color="#000080" fo:font-size="26pt" fo:font-style="normal" fo:font-weight="bold"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color="#000080" fo:font-size="48pt" fo:font-weight="bold" style:font-size-asian="18pt" style:font-weight-asian="bold"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049cm" fo:border-left="none" fo:border-right="none" fo:border-top="none" fo:border-bottom="0.51pt solid #808080" style:shadow="none"/>
    </style:style>
    <style:style style:name="MP2" style:family="paragraph" style:parent-style-name="Footer">
      <style:paragraph-properties fo:padding="0.049cm" fo:border-left="none" fo:border-right="none" fo:border-top="0.4pt solid #808080" fo:border-bottom="none" style:shadow="non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Virtual Meeting Moderationsleitfaden<text:tab/><text:tab/>www.vting.me</text:p>
      </style:header>
      <style:footer>
        <text:p text:style-name="MP2">Rev. <text:editing-cycles>2</text:editing-cycles><text:tab/><text:tab/><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ius </meta:initial-creator>
    <meta:creation-date>2015-05-17T09:12:12.650274954</meta:creation-date>
    <meta:editing-duration>PT5M39S</meta:editing-duration>
    <meta:editing-cycles>2</meta:editing-cycles>
    <meta:generator>LibreOffice/4.3.7.2$Linux_x86 LibreOffice_project/8a35821d8636a03b8bf4e15b48f59794652c68ba</meta:generator>
    <dc:date>2015-05-17T09:17:21.813904428</dc:date>
    <dc:creator>Lucius </dc:creator>
    <meta:document-statistic meta:table-count="0" meta:image-count="0" meta:object-count="0" meta:page-count="16" meta:paragraph-count="206" meta:word-count="2891" meta:character-count="20437" meta:non-whitespace-character-count="17796"/>
  </office:meta>
</office:document-meta>
</file>